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31270833333333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ilter_max_mode_1_137rang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%time</text:p>
          </table:table-cell>
          <table:table-cell office:value-type="string" table:style-name="ce1">
            <text:p>field.range</text:p>
          </table:table-cell>
          <table:table-cell table:number-columns-repeated="16382"/>
        </table:table-row>
        <table:table-row table:style-name="ro1">
          <table:table-cell office:value-type="float" office:value="1.64365217796849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5217834755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521787127601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521790760901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521794468201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5217981631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521801837499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521805448699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521809044201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521812758899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5218163795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5218200835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521823691599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521827338399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521830862899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521834498199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521838197299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5218418962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5218455389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521849134799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521852779599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521856454799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5218601326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521863749801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521867374999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5218710558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521874781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521878450501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521882119601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521885754299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5218892963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5218928866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5218966707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521900330501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521903920901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5219076177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521911360399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5219151133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521918730601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521922413701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521926053299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5219298737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521933616599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5219373214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5219410463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5219447422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521948451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5219520879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521955809201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521959491899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5219630867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521966824599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5219704673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521974173801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521977893801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5219816205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521985245199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521988986399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521992732401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521996469499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5220001586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5220037778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522007516201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522011136901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522014897001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522018595599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522022300201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522025997299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5220296497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5220333567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5220369455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5220406003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5220441969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522047780101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522051292401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522054878899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522058418701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522062116201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522065793101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522069498299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5220732109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522076861801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5220806446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522084324301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522087994501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522091615099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522095336399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522099144699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522102802601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5221064542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522110194601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5221139022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5221176173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522121288699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5221249695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522128611699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522132337001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5221361005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522139784801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522143514399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522147235599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number-rows-repeated="10484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Guillem</dc:creator>
    <meta:creation-date>2022-02-22T19:01:06Z</meta:creation-date>
    <dc:date>2022-02-22T19:01:06Z</dc:date>
    <meta:editing-cycles>1</meta:editing-cycles>
    <meta:editing-duration>PT340S</meta:editing-duration>
  </office:meta>
</office:document-meta>
</file>